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39d5ec"/>
    </style:style>
    <style:style style:name="P2" style:family="paragraph" style:parent-style-name="Standard">
      <style:text-properties officeooo:paragraph-rsid="003b2553"/>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6bf9e"/>
    </style:style>
    <style:style style:name="P5" style:family="paragraph" style:parent-style-name="Heading_20_1">
      <style:paragraph-properties fo:break-before="page"/>
    </style:style>
    <style:style style:name="P6" style:family="paragraph" style:parent-style-name="Heading_20_2">
      <style:text-properties officeooo:paragraph-rsid="004e28c6"/>
    </style:style>
    <style:style style:name="P7" style:family="paragraph" style:parent-style-name="Standard" style:list-style-name="L1">
      <style:text-properties officeooo:paragraph-rsid="003b2553"/>
    </style:style>
    <style:style style:name="P8" style:family="paragraph" style:parent-style-name="Standard" style:list-style-name="L1">
      <style:text-properties officeooo:paragraph-rsid="003bd219"/>
    </style:style>
    <style:style style:name="P9" style:family="paragraph" style:parent-style-name="Standard" style:list-style-name="L2">
      <style:text-properties officeooo:paragraph-rsid="0039d5ec"/>
    </style:style>
    <style:style style:name="P10" style:family="paragraph" style:parent-style-name="Standard" style:list-style-name="L2">
      <style:text-properties officeooo:rsid="003b2553" officeooo:paragraph-rsid="003b2553"/>
    </style:style>
    <style:style style:name="T1" style:family="text">
      <style:text-properties officeooo:rsid="002bd411"/>
    </style:style>
    <style:style style:name="T2" style:family="text">
      <style:text-properties officeooo:rsid="00351077"/>
    </style:style>
    <style:style style:name="T3" style:family="text">
      <style:text-properties style:font-name="DejaVu Serif" officeooo:rsid="00351077"/>
    </style:style>
    <style:style style:name="T4" style:family="text">
      <style:text-properties style:font-name="DejaVu Serif" officeooo:rsid="0046bf9e"/>
    </style:style>
    <style:style style:name="T5" style:family="text">
      <style:text-properties officeooo:rsid="0039d5ec"/>
    </style:style>
    <style:style style:name="T6" style:family="text">
      <style:text-properties officeooo:rsid="003b2553"/>
    </style:style>
    <style:style style:name="T7" style:family="text">
      <style:text-properties officeooo:rsid="003bd219"/>
    </style:style>
    <style:style style:name="T8" style:family="text">
      <style:text-properties officeooo:rsid="003da3c1"/>
    </style:style>
    <style:style style:name="T9" style:family="text">
      <style:text-properties officeooo:rsid="0046bf9e"/>
    </style:style>
    <style:style style:name="T10" style:family="text">
      <style:text-properties style:font-name="Courier New2"/>
    </style:style>
    <style:style style:name="T11" style:family="text">
      <style:text-properties officeooo:rsid="004e28c6"/>
    </style:style>
    <style:style style:name="T1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hapter 3 - Arithmetic Operators </text:h>
      <text:p text:style-name="Standard"/>
      <text:p text:style-name="Standard"/>
      <text:p text:style-name="Standard"/>
      <text:h text:style-name="P6" text:outline-level="2">Arithmetic Operators and Precedence</text:h>
      <text:p text:style-name="P1"><text:span text:style-name="T2">Arithmetic operators </text:span><text:span text:style-name="T5">a</text:span>re used to perform mathematical <text:span text:style-name="T2">calculations.</text:span><text:span text:style-name="T3"> </text:span><text:s/>The Table <text:span text:style-name="T3">below</text:span> lists all the FreeBasic arithmetic operators in <text:span text:style-name="T5">order of precedence</text:span>. The square brackets in the syntax column indicate optional additional expressions. </text:p>
      <text:p text:style-name="Standard"/>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Table_20_Heading">Function </text:p>
            </table:table-cell>
            <table:table-cell table:style-name="ArithmeticOperators.A1" office:value-type="string">
              <text:p text:style-name="Table_20_Heading">Syntax</text:p>
            </table:table-cell>
            <table:table-cell table:style-name="ArithmeticOperators.C1" office:value-type="string">
              <text:p text:style-name="Table_20_Heading"><text:s/>Comment </text:p>
            </table:table-cell>
          </table:table-row>
        </table:table-header-rows>
        <table:table-row>
          <table:table-cell table:style-name="ArithmeticOperators.A5" office:value-type="string">
            <text:p text:style-name="Standard">( ) <text:s text:c="2"/>(Parenthesis) </text:p>
          </table:table-cell>
          <table:table-cell table:style-name="ArithmeticOperators.B2" office:value-type="string">
            <text:p text:style-name="Table_20_Contents">B = expression operator ( expression [operator expression [ (…])</text:p>
          </table:table-cell>
          <table:table-cell table:style-name="ArithmeticOperators.C2" office:value-type="string">
            <text:p text:style-name="Table_20_Contents">Forces evaluation of expression. Parenthesis can be nested, but must be closed properly or a compile error will occur.</text:p>
          </table:table-cell>
        </table:table-row>
        <table:table-row>
          <table:table-cell table:style-name="ArithmeticOperators.A5" office:value-type="string">
            <text:p text:style-name="Standard">^ <text:s text:c="2"/>(Exponentiation)</text:p>
          </table:table-cell>
          <table:table-cell table:style-name="ArithmeticOperators.B3" office:value-type="string">
            <text:p text:style-name="Table_20_Contents"><text:s/>B = expression^value</text:p>
          </table:table-cell>
          <table:table-cell table:style-name="ArithmeticOperators.C3" office:value-type="string">
            <text:p text:style-name="Table_20_Contents">Returns the result of raising expression to the power of value. That is 2^2 = 2*2. </text:p>
          </table:table-cell>
        </table:table-row>
        <table:table-row>
          <table:table-cell table:style-name="ArithmeticOperators.A5" office:value-type="string">
            <text:p text:style-name="Standard">- <text:s text:c="2"/>(Negation) </text:p>
          </table:table-cell>
          <table:table-cell table:style-name="ArithmeticOperators.B4" office:value-type="string">
            <text:p text:style-name="Table_20_Contents">B = - expression</text:p>
          </table:table-cell>
          <table:table-cell table:style-name="ArithmeticOperators.C4" office:value-type="string">
            <text:p text:style-name="Table_20_Contents">Returns the negated value of expression. This is the same as multiplying by –1. If expression is positive, B will negative. If expression is negative, B will positive.</text:p>
          </table:table-cell>
        </table:table-row>
        <table:table-row>
          <table:table-cell table:style-name="ArithmeticOperators.A5" office:value-type="string">
            <text:p text:style-name="Standard">* (Multiplication) </text:p>
          </table:table-cell>
          <table:table-cell table:style-name="ArithmeticOperators.B5" office:value-type="string">
            <text:p text:style-name="Table_20_Contents">B = expression * expression[ * expression…] </text:p>
          </table:table-cell>
          <table:table-cell table:style-name="ArithmeticOperators.C5" office:value-type="string">
            <text:p text:style-name="Table_20_Contents">Returns the product of two or more expressions. </text:p>
          </table:table-cell>
        </table:table-row>
        <table:table-row>
          <table:table-cell table:style-name="ArithmeticOperators.A6" office:value-type="string">
            <text:p text:style-name="Standard">/ (Division)</text:p>
          </table:table-cell>
          <table:table-cell table:style-name="ArithmeticOperators.B6" office:value-type="string">
            <text:p text:style-name="Table_20_Contents"><text:s/>B = expression / expression[ / expression…] </text:p>
          </table:table-cell>
          <table:table-cell table:style-name="ArithmeticOperators.C6" office:value-type="string">
            <text:p text:style-name="Table_20_Contents">Returns the division of two or more expression. The result implicitly converted to the target data type. That is, if B is an integer, the result will be rounded, if B is a double or single, the result will be a decimal number. Note: If the second expression <text:soft-page-break/>evaluates to zero(0), then a run time error will occur. </text:p>
          </table:table-cell>
        </table:table-row>
        <table:table-row>
          <table:table-cell table:style-name="ArithmeticOperators.A7" office:value-type="string">
            <text:p text:style-name="Standard">\ (Integer Division) </text:p>
          </table:table-cell>
          <table:table-cell table:style-name="ArithmeticOperators.B7" office:value-type="string">
            <text:p text:style-name="Table_20_Contents">B = expression \ expression[ \ expression…] </text:p>
          </table:table-cell>
          <table:table-cell table:style-name="ArithmeticOperators.C7" office:value-type="string">
            <text:p text:style-name="Table_20_Contents">Returns the integer result of division of two or more expressions. The result is implicitly converted to an integer. Note: If the secon<text:span text:style-name="T1">d expression evaluates to zero(0), then a run time error will <text:s/>occur</text:span></text:p>
          </table:table-cell>
        </table:table-row>
        <table:table-row table:style-name="ArithmeticOperators.8">
          <table:table-cell table:style-name="ArithmeticOperators.A8" office:value-type="string">
            <text:p text:style-name="Standard">MOD (Modulo) </text:p>
          </table:table-cell>
          <table:table-cell table:style-name="ArithmeticOperators.B8" office:value-type="string">
            <text:p text:style-name="Table_20_Contents">B = expression MOD </text:p>
          </table:table-cell>
          <table:table-cell table:style-name="ArithmeticOperators.C8" office:value-type="string">
            <text:p text:style-name="Table_20_Contents">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Standard">+ (Addition) </text:p>
          </table:table-cell>
          <table:table-cell table:style-name="ArithmeticOperators.B9" office:value-type="string">
            <text:p text:style-name="Table_20_Contents">B = expression + expression [ + expression…] </text:p>
          </table:table-cell>
          <table:table-cell table:style-name="ArithmeticOperators.C9" office:value-type="string">
            <text:p text:style-name="Table_20_Contents">Returns the sum of two or more expressions. Expression can be a number, variable or another expression. </text:p>
          </table:table-cell>
        </table:table-row>
        <table:table-row>
          <table:table-cell table:style-name="ArithmeticOperators.A10" office:value-type="string">
            <text:p text:style-name="Standard">- (Subtraction)</text:p>
          </table:table-cell>
          <table:table-cell table:style-name="ArithmeticOperators.B10" office:value-type="string">
            <text:p text:style-name="Table_20_Contents"><text:s/>B = expression – expression[ - expression…] </text:p>
          </table:table-cell>
          <table:table-cell table:style-name="ArithmeticOperators.C10" office:value-type="string">
            <text:p text:style-name="Table_20_Contents">Returns the difference between two or more expressions. </text:p>
          </table:table-cell>
        </table:table-row>
      </table:table>
      <text:p text:style-name="Table">Table <text:span text:style-name="T5">3</text:span>.1: Arithmetic Operators <text:span text:style-name="T5">in Order of Precedence</text:span></text:p>
      <text:p text:style-name="Standard"/>
      <text:p text:style-name="P2">You should be familiar with most of these operators from math class. <text:s/><text:span text:style-name="T6">There are <text:s/>three operators that you may not be familiar with. <text:s/>These are </text:span></text:p>
      <text:p text:style-name="P2"/>
      <text:list xml:id="list733988771" text:style-name="L1">
        <text:list-item>
          <text:p text:style-name="P7">Integer division: <text:s/><text:span text:style-name="T6">U</text:span>sed when you are not concerned about the remainder of the division process.</text:p>
        </text:list-item>
        <text:list-item>
          <text:p text:style-name="P8">SHL and SHR operators: <text:s/><text:span text:style-name="T7">They</text:span> will be discussed in the section <text:span text:style-name="T7">on </text:span>Bitwise Operators. They are included here to show where they fall in the precedence rules. </text:p>
        </text:list-item>
        <text:list-item>
          <text:p text:style-name="P8">Mod operator: <text:s/><text:span text:style-name="T6">Returns the remainder part of </text:span><text:span text:style-name="T7">the division of two or more expressions as an integer. </text:span></text:p>
        </text:list-item>
      </text:list>
      <text:p text:style-name="P2"/>
      <text:p text:style-name="P2"><text:soft-page-break/>When using these operators together in single statement, you must b aware of how FreeBasic evaluates the expression. For example, does <text:span text:style-name="Source_20_Text">5 + 6 * 3 equal 33</text:span> or does it equal 23? FreeBasic evaluates expressions based on precedence rules, that is, rules that describe what gets evaluated when. <text:span text:style-name="T5">The t</text:span>able <text:span text:style-name="T5">above </text:span>lists the <text:span text:style-name="T6">arithmetic operators in order of </text:span>precedence <text:span text:style-name="T6">with the following exceptions.</text:span></text:p>
      <text:p text:style-name="P2"/>
      <text:list xml:id="list4220152580" text:style-name="L2">
        <text:list-item>
          <text:p text:style-name="P9">Multiplication and division <text:span text:style-name="T6">have the same precedence.</text:span></text:p>
        </text:list-item>
        <text:list-item>
          <text:p text:style-name="P9">SHL, SHR <text:s/><text:span text:style-name="T6">have the same precedence.</text:span></text:p>
        </text:list-item>
        <text:list-item>
          <text:p text:style-name="P10">Addition and Subtraction have the same precedence.</text:p>
        </text:list-item>
      </text:list>
      <text:p text:style-name="Standard"/>
      <text:p text:style-name="Standard">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Standard"/>
      <text:p text:style-name="Standard">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Standard"/>
      <text:p text:style-name="Standard">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Standard"/>
      <text:p text:style-name="Standard">The following program demonstrates both implicit evaluation and force devaluation. </text:p>
      <text:p text:style-name="Standard"/>
      <text:p text:style-name="Code">Dim As Integer myInt </text:p>
      <text:p text:style-name="Code"/>
      <text:p text:style-name="Code">'Let compiler evaluate expression according to precedence </text:p>
      <text:p text:style-name="Code"><text:soft-page-break/>myInt = 5 + 6 * 3 <text:s/></text:p>
      <text:p text:style-name="Code">Print "Expression 5 + 6 * 3 = ";myInt </text:p>
      <text:p text:style-name="Code"/>
      <text:p text:style-name="Code">'Force evaluation <text:span text:style-name="T8">using parenthesis</text:span></text:p>
      <text:p text:style-name="Code">myInt = (5 + 6) * 3 </text:p>
      <text:p text:style-name="Code">Print "Expression (5 + 6) * 3 = ";myInt </text:p>
      <text:p text:style-name="Code"/>
      <text:p text:style-name="Code">'Wait for key press </text:p>
      <text:p text:style-name="Code"><text:s/></text:p>
      <text:p text:style-name="Code">Sleep </text:p>
      <text:p text:style-name="Code"><text:s/></text:p>
      <text:p text:style-name="Code">End </text:p>
      <text:p text:style-name="Standard"/>
      <text:p text:style-name="Text">Listing <text:span text:style-name="T8">3</text:span>.1: precedence.bas </text:p>
      <text:p text:style-name="Standard"/>
      <text:p text:style-name="Standard"><text:tab/><text:span text:style-name="T12">Analysis</text:span>: As always we open the program with declar<text:span text:style-name="T7">ing </text:span>the working variables. <text:span text:style-name="T7">T</text:span>he compiler evaluates the <text:span text:style-name="T7">first </text:span>math expression according to precedence rules and stores the result in myInt, which is printed to the console window. <text:span text:style-name="T8">The second math expression uses </text:span>parenthesis to force the evaluation of the expression. <text:span text:style-name="T8">W</text:span>hich is <text:span text:style-name="T8">then </text:span>printed to the console screen. <text:span text:style-name="T8">The program is then</text:span> close<text:span text:style-name="T8">d</text:span> usual way. </text:p>
      <text:p text:style-name="Standard"/>
      <text:p text:style-name="Standard">As you can see from the output below, using parenthesis allows you to control the evaluation of the expression. </text:p>
      <text:p text:style-name="Standard"/>
      <text:p text:style-name="output">Expression 5 + 6 * 3 = 23 </text:p>
      <text:p text:style-name="output">Expression (5 + 6) * 3 = 33 </text:p>
      <text:p text:style-name="Text">Output <text:span text:style-name="T9">3</text:span>.1: precedence.bas </text:p>
      <text:p text:style-name="Standard"/>
      <text:p text:style-name="Standard">What about the case where tw<text:span text:style-name="T8">o</text:span> operators are used that have the same precedence level? How does FreeBasic evaluate the expression? To find out, run the following program. </text:p>
      <text:p text:style-name="Standard"><text:s/></text:p>
      <text:p text:style-name="Code"><text:s/>Dim As Integer myInt </text:p>
      <text:p text:style-name="Code"><text:s/></text:p>
      <text:p text:style-name="Code"><text:s/>'Expression 1 </text:p>
      <text:p text:style-name="Code"><text:s/>myInt = 3 + 5 - 4 </text:p>
      <text:p text:style-name="Code"><text:s/></text:p>
      <text:p text:style-name="Code"><text:s/>Print "Expression 1: 3 + 5 - 4 is";myInt </text:p>
      <text:p text:style-name="Code"><text:s/></text:p>
      <text:p text:style-name="Code"><text:s/>'Expression 2 </text:p>
      <text:p text:style-name="Code"><text:s/>myInt = 3 - 5 + 4 </text:p>
      <text:p text:style-name="Code"><text:soft-page-break/><text:s/></text:p>
      <text:p text:style-name="Code"><text:s/>Print "Expression 2: 3 - 5 + 4 is";myInt </text:p>
      <text:p text:style-name="Code"><text:s/></text:p>
      <text:p text:style-name="Code"><text:s/>'Expression 3 </text:p>
      <text:p text:style-name="Code"><text:s/>myInt = 6 * 2 / 3 </text:p>
      <text:p text:style-name="Code"><text:s/></text:p>
      <text:p text:style-name="Code"><text:s/>Print "Expression 3: 6 * 2 / 3 is";myInt </text:p>
      <text:p text:style-name="Code"><text:s/></text:p>
      <text:p text:style-name="Code"><text:s/>'Expression 4 </text:p>
      <text:p text:style-name="Code"><text:s/>myInt = 6 / 2 * 3 </text:p>
      <text:p text:style-name="Code"><text:s/></text:p>
      <text:p text:style-name="Code"><text:s/>Print "Expression 4: 6 / 2 * 3 is";myInt </text:p>
      <text:p text:style-name="Code"><text:s/>Sleep </text:p>
      <text:p text:style-name="Code">End </text:p>
      <text:p text:style-name="Text">Listing <text:span text:style-name="T9">3</text:span>.2: sameprecedence.bas </text:p>
      <text:p text:style-name="Standard"/>
      <text:p text:style-name="Standard"><text:tab/><text:span text:style-name="T12">Analysis</text:span>: <text:s/><text:span text:style-name="T9">T</text:span>he working variable myInt is declared, <text:span text:style-name="T9">T</text:span><text:span text:style-name="T4">he first</text:span> expression has the + operator first and the – second, while <text:span text:style-name="T9">Second expression</text:span> the order has been reversed to test the evaluation order. <text:s/>The results are printed. <text:span text:style-name="T9">The the </text:span><text:span text:style-name="T11">same</text:span><text:span text:style-name="T9"> process is repeated </text:span><text:s/><text:span text:style-name="T11">using</text:span> the * and / operators on the same manner to test the order of evaluation and the results are printed. </text:p>
      <text:p text:style-name="Standard"/>
      <text:p text:style-name="Standard">Running the program produces the following result. </text:p>
      <text:p text:style-name="Standard"/>
      <text:p text:style-name="output">Expression 1: 3 + 5 - 4 is 4</text:p>
      <text:p text:style-name="output">Expression 2: 3 - 5 + 4 is 2</text:p>
      <text:p text:style-name="output">Expression 3: 6 * 2 / 3 is 4</text:p>
      <text:p text:style-name="output">Expression 4: 6 / 2 * 3 is 9</text:p>
      <text:p text:style-name="Text">Output <text:span text:style-name="T9">3</text:span>.2: Output of sameprecedence.bas </text:p>
      <text:p text:style-name="Standard"/>
      <text:p text:style-name="Standard">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Standard"/>
      <text:h text:style-name="Heading_20_2" text:outline-level="2">Shortcut Arithmetic Operators </text:h>
      <text:p text:style-name="Standard"/>
      <text:p text:style-name="Standard">FreeBasic has a number of shortcut arithmetic operators similar to those found in the C programming language. These operators have the same precedence as their single counterparts. The following table lists the shortcut operators. </text:p>
      <text:p text:style-name="Standard"><text:soft-page-break/></text:p>
      <table:table table:name="ShortcutOperator" table:style-name="ShortcutOperator">
        <table:table-column table:style-name="ShortcutOperator.A"/>
        <table:table-column table:style-name="ShortcutOperator.B"/>
        <table:table-column table:style-name="ShortcutOperator.C"/>
        <table:table-header-rows>
          <table:table-row table:style-name="ShortcutOperator.1">
            <table:table-cell table:style-name="ShortcutOperator.A1" office:value-type="string">
              <text:p text:style-name="Table_20_Heading">Operator </text:p>
            </table:table-cell>
            <table:table-cell table:style-name="ShortcutOperator.A1" office:value-type="string">
              <text:p text:style-name="Table_20_Heading">Syntax </text:p>
            </table:table-cell>
            <table:table-cell table:style-name="ShortcutOperator.C1" office:value-type="string">
              <text:p text:style-name="Table_20_Heading">Comment </text:p>
            </table:table-cell>
          </table:table-row>
        </table:table-header-rows>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Add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Subtract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text:p>
          </table:table-cell>
          <table:table-cell table:style-name="ShortcutOperator.C2" office:value-type="string">
            <text:p text:style-name="Table_20_Contents">Multiply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Divide B by expression and assign to B. </text:p>
          </table:table-cell>
        </table:table-row>
        <table:table-row>
          <table:table-cell table:style-name="ShortcutOperator.A2" office:value-type="string">
            <text:p text:style-name="P4">\= </text:p>
          </table:table-cell>
          <table:table-cell table:style-name="ShortcutOperator.A2" office:value-type="string">
            <text:p text:style-name="P4">B \= expression</text:p>
          </table:table-cell>
          <table:table-cell table:style-name="ShortcutOperator.C2" office:value-type="string">
            <text:p text:style-name="Table_20_Contents">Integer divide B by expression and assign to B.</text:p>
          </table:table-cell>
        </table:table-row>
      </table:table>
      <text:p text:style-name="Standard"/>
      <text:p text:style-name="Table">Table <text:span text:style-name="T9">3</text:span>.3: Shortcut Arithmetic Operators </text:p>
      <text:p text:style-name="Standard"/>
      <text:p text:style-name="Standard">Using these operators will cut down on the typing you have to do, especially for statements such as <text:span text:style-name="T10">a = a + 1,</text:span> which can be written as<text:span text:style-name="T10"> a += 1.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de_20_inline" style:display-name="code inline" style:family="paragraph" style:parent-style-name="Code">
      <style:paragraph-properties fo:padding-left="0.1402in" fo:padding-right="0.0201in" fo:padding-top="0.0201in" fo:padding-bottom="0.0201in" fo:border="non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5 Arithmetic Operators </dc:title>
    <meta:editing-duration>PT14M4S</meta:editing-duration>
    <meta:editing-cycles>5</meta:editing-cycles>
    <meta:generator>LibreOffice/6.4.5.2$Linux_X86_64 LibreOffice_project/40$Build-2</meta:generator>
    <meta:creation-date>2020-08-24T17:58:44.344388016</meta:creation-date>
    <meta:initial-creator>Patrick Wilder</meta:initial-creator>
    <dc:date>2020-09-13T18:04:05.526378234</dc:date>
    <dc:creator>Patrick Wilder</dc:creator>
    <meta:document-statistic meta:table-count="2" meta:image-count="0" meta:object-count="0" meta:page-count="6" meta:paragraph-count="122" meta:word-count="1498" meta:character-count="8428" meta:non-whitespace-character-count="6910"/>
    <meta:template xlink:type="simple" xlink:actuate="onRequest" xlink:title="Conventions Used in the Book " xlink:href="../../templates/sect%20II-Conventions.ott" meta:date="2020-09-13T17:46:39.520687322"/>
  </office:meta>
</office:document-meta>
</file>